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ro3" style:family="table-row">
      <style:table-row-properties style:row-height="0.8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vatar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Blind Side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trict 9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 Education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glourious Basterds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ecious: Based on the Novel ‘Push’ by Sapphire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 Serious Man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</text:p>
          </table:table-cell>
          <table:table-cell office:value-type="string">
            <text:p>best movie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razy Heart</text:p>
          </table:table-cell>
          <table:table-cell office:value-type="string">
            <text:p>best a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</text:p>
          </table:table-cell>
          <table:table-cell office:value-type="string">
            <text:p>best a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 Single Man</text:p>
          </table:table-cell>
          <table:table-cell office:value-type="string">
            <text:p>best a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victus</text:p>
          </table:table-cell>
          <table:table-cell office:value-type="string">
            <text:p>best a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</text:p>
          </table:table-cell>
          <table:table-cell office:value-type="string">
            <text:p>best a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vatar</text:p>
          </table:table-cell>
          <table:table-cell office:value-type="string">
            <text:p>dire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glourious Basterds</text:p>
          </table:table-cell>
          <table:table-cell office:value-type="string">
            <text:p>dire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Hurt Locker</text:p>
          </table:table-cell>
          <table:table-cell office:value-type="string">
            <text:p>dire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ecious: Based on the Novel ‘Push’ by Sapphire</text:p>
          </table:table-cell>
          <table:table-cell office:value-type="string">
            <text:p>dire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p in the Air</text:p>
          </table:table-cell>
          <table:table-cell office:value-type="string">
            <text:p>director</text:p>
          </table:table-cell>
          <table:table-cell office:value-type="float" office:value="2010">
            <text:p>20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Social Network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ack Swan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ception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Kids Are All Right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127 Hours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oy Story 3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ue Grit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nter's Bone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Fighter</text:p>
          </table:table-cell>
          <table:table-cell office:value-type="string">
            <text:p>best movie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iutiful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ue Grit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Social Network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127 Hours</text:p>
          </table:table-cell>
          <table:table-cell office:value-type="string">
            <text:p>best a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ack Swan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Fighter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e King's speech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e Social Network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ue Grit</text:p>
          </table:table-cell>
          <table:table-cell office:value-type="string">
            <text:p>director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.07.2011</text:date>, <text:time>17:10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7-07T17:01:07</meta:creation-date>
    <dc:date>2011-07-07T17:10:54</dc:date>
    <dc:creator>Malte Rohde</dc:creator>
    <meta:editing-duration>PT00H09M48S</meta:editing-duration>
    <meta:editing-cycles>1</meta:editing-cycles>
    <meta:document-statistic meta:table-count="3" meta:cell-count="123" meta:object-count="0"/>
    <meta:generator>OpenOffice.org/3.2$Unix OpenOffice.org_project/320m19$Build-9505</meta:generator>
  </office:meta>
</office:document-meta>
</file>